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a5e499" officeooo:paragraph-rsid="03a5e49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49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a071c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d0f49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9118fb" style:font-style-asian="normal" style:font-style-complex="normal"/>
    </style:style>
    <style:style style:name="T14" style:family="text">
      <style:text-properties fo:font-style="normal" officeooo:rsid="03a5e499" style:font-style-asian="normal" style:font-style-complex="normal"/>
    </style:style>
    <style:style style:name="T15" style:family="text">
      <style:text-properties fo:font-style="normal" officeooo:rsid="03a8f412" style:font-style-asian="normal" style:font-style-complex="normal"/>
    </style:style>
    <style:style style:name="T16" style:family="text">
      <style:text-properties fo:font-style="normal" officeooo:rsid="03aa0f15" style:font-style-asian="normal" style:font-style-complex="normal"/>
    </style:style>
    <style:style style:name="T17" style:family="text">
      <style:text-properties fo:font-style="normal" officeooo:rsid="03ab3c01" style:font-style-asian="normal" style:font-style-complex="normal"/>
    </style:style>
    <style:style style:name="T18" style:family="text">
      <style:text-properties fo:font-style="normal" officeooo:rsid="03ac14e8" style:font-style-asian="normal" style:font-style-complex="normal"/>
    </style:style>
    <style:style style:name="T19" style:family="text">
      <style:text-properties fo:font-style="normal" officeooo:rsid="03ad0f49" style:font-style-asian="normal" style:font-style-complex="normal"/>
    </style:style>
    <style:style style:name="T20" style:family="text">
      <style:text-properties officeooo:rsid="000a14f6"/>
    </style:style>
    <style:style style:name="T21" style:family="text">
      <style:text-properties officeooo:rsid="005714b7"/>
    </style:style>
    <style:style style:name="T22" style:family="text">
      <style:text-properties officeooo:rsid="00880dbe"/>
    </style:style>
    <style:style style:name="T23" style:family="text">
      <style:text-properties officeooo:rsid="007c6d62"/>
    </style:style>
    <style:style style:name="T24" style:family="text">
      <style:text-properties officeooo:rsid="01e21ff5"/>
    </style:style>
    <style:style style:name="T25" style:family="text">
      <style:text-properties officeooo:rsid="0233449b"/>
    </style:style>
    <style:style style:name="T26" style:family="text">
      <style:text-properties officeooo:rsid="02317916"/>
    </style:style>
    <style:style style:name="T27" style:family="text">
      <style:text-properties officeooo:rsid="02867bcd"/>
    </style:style>
    <style:style style:name="T28" style:family="text">
      <style:text-properties officeooo:rsid="0063a409"/>
    </style:style>
    <style:style style:name="T29" style:family="text">
      <style:text-properties officeooo:rsid="034a2232"/>
    </style:style>
    <style:style style:name="T30" style:family="text">
      <style:text-properties officeooo:rsid="0387836c"/>
    </style:style>
    <style:style style:name="T31" style:family="text">
      <style:text-properties officeooo:rsid="03a5b103"/>
    </style:style>
    <style:style style:name="T32" style:family="text">
      <style:text-properties officeooo:rsid="03a5e499"/>
    </style:style>
    <style:style style:name="T33" style:family="text">
      <style:text-properties style:font-name="EB Garamond 12 All SC" fo:font-style="normal" officeooo:rsid="03ab3c01" style:font-style-asian="normal" style:font-style-complex="normal"/>
    </style:style>
    <style:style style:name="T34" style:family="text">
      <style:text-properties style:font-name="EB Garamond 12 All SC" fo:font-style="normal" officeooo:rsid="03ad0f4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Skala, 201<text:span text:style-name="T27">8</text:span></text:p>
      <text:p text:style-name="P19"/>
      <text:p text:style-name="P19"/>
      <text:p text:style-name="P14">© 201<text:span text:style-name="T27">8</text:span> by Wolfgang Skala. This edition is licensed under the<text:span text:style-name="T29"><text:line-break/></text:span>Creative Commons Attribution<text:span text:style-name="T22">-NonCommercial-ShareAlike</text:span> 4.0 International License.<text:span text:style-name="T29"><text:line-break/></text:span>To view a copy of this license, visit http://creativecommons.org/licenses/by<text:span text:style-name="T23">-nc-sa</text:span>/4.0/.</text:p>
      <text:p text:style-name="P13"/>
      <text:p text:style-name="P15">Music engraving by LilyPond 2.18.0 (http://www.lilypond.org).<text:span text:style-name="T21"><text:line-break/>Front matter</text:span> typeset with EB Garamond (http://www.georgduffner.at/ebgaramond).</text:p>
      <text:p text:style-name="P19"/>
      <text:p text:style-name="P12">First <text:span text:style-name="T24">version</text:span>, <text:span text:style-name="T31">August 2018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8">This edition <text:span text:style-name="T3">of the </text:span><text:span text:style-name="T2">Messa da morto concertata con strumenti</text:span><text:span text:style-name="T3"> </text:span>bases upon <text:span text:style-name="T2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4">id426041089</text:span> (siglum Mus.2973-D-<text:span text:style-name="T31">22</text:span>).</text:p>
      <text:p text:style-name="P3"/>
      <text:p text:style-name="P4">In general, this edition closely follows the <text:span text:style-name="T30">manuscript</text:span>. Any changes <text:span text:style-name="T20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5"/>
      <text:p text:style-name="P5"/>
      <text:p text:style-name="P21">i n t r o i t u s</text:p>
      <text:p text:style-name="P5"/>
      <text:p text:style-name="P9"><text:span text:style-name="T1">Bar<text:tab/>Staff<text:tab/>Note</text:span><text:span text:style-name="T10"><text:tab/></text:span><text:span text:style-name="T12"><text:line-break/></text:span><text:span text:style-name="T15">24<text:tab/>vl 1<text:tab/>2nd quarter in Ms: g″8–g″8</text:span><text:span text:style-name="T16"><text:line-break/>111</text:span><text:span text:style-name="T15"><text:tab/>vl 1<text:tab/>2nd quarter in Ms: g″8–g″8</text:span><text:span text:style-name="T17"><text:line-break/><text:line-break/><text:line-break/><text:line-break/></text:span><text:span text:style-name="T33">k y r i e</text:span></text:p>
      <text:p text:style-name="P6"/>
      <text:p text:style-name="P27"><text:span text:style-name="T1">Bar<text:tab/>Staff<text:tab/>Note</text:span><text:span text:style-name="T10"><text:tab/></text:span><text:span text:style-name="T12"><text:line-break/></text:span><text:span text:style-name="T17">37</text:span><text:span text:style-name="T15"><text:tab/></text:span><text:span text:style-name="T17">B</text:span><text:span text:style-name="T15"><text:tab/></text:span><text:span text:style-name="T17">1st half of bar missing in Ms</text:span><text:span text:style-name="T18"><text:line-break/><text:line-break/>168<text:tab/>vl 1<text:tab/>4th eighth in Ms: f′8</text:span><text:span text:style-name="T19"><text:line-break/><text:line-break/><text:line-break/></text:span><text:span text:style-name="T34">s e q u e n t i a</text:span></text:p>
      <text:p text:style-name="P28"/>
      <text:p text:style-name="P27"><text:span text:style-name="T1">Bar<text:tab/>Staff<text:tab/>Note</text:span><text:span text:style-name="T10"><text:tab/></text:span><text:span text:style-name="T12"><text:line-break/></text:span><text:span text:style-name="T17">3</text:span><text:span text:style-name="T19">25</text:span><text:span text:style-name="T15"><text:tab/></text:span><text:span text:style-name="T19">vla</text:span><text:span text:style-name="T15"><text:tab/></text:span><text:span text:style-name="T17">1st </text:span><text:span text:style-name="T19">quarter in Ms: g′4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6">wolfgang</text:span> (at) <text:span text:style-name="T25">esser-skala</text:span>.at<text:span text:style-name="T26"> or create an issue or pull request on the edition’s GitHub page (https://github.com/skafdasschaf/ galuppi-requiem-BurG-I-51)</text:span>. Your help will be greatly appreciated.</text:p>
      <text:p text:style-name="P10"/>
      <text:p text:style-name="P10"/>
      <text:p text:style-name="P10"><text:span text:style-name="T5">Salzburg, </text:span><text:span text:style-name="T14">August</text:span><text:span text:style-name="T5"> 201</text:span><text:span text:style-name="T6">8</text:span><text:line-break/>Wolfgang Skala</text:p>
      <text:p text:style-name="P25"/>
      <text:p text:style-name="P23"><text:span text:style-name="T29"><text:line-break/></text:span>C O N T E N T S</text:p>
      <text:p text:style-name="P17"/>
      <text:p text:style-name="P16"/>
      <text:p text:style-name="P11">Requiem</text:p>
      <text:p text:style-name="P18"><text:tab/>1<text:span text:style-name="T32">.1</text:span><text:tab/><text:span text:style-name="T32">Requiem</text:span><text:tab/>1<text:line-break/><text:line-break/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8-23T20:57:49.216092714</dc:date>
    <dc:creator>Wolfgang Skala</dc:creator>
    <meta:editing-duration>P10DT1H43M30S</meta:editing-duration>
    <meta:editing-cycles>855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306" meta:character-count="1893" meta:non-whitespace-character-count="1575"/>
  </office:meta>
</office:document-meta>
</file>